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7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MORENO HERRERA BETZABETH CARME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6778189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HUANUC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558172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MORENO HERRERA BETZABETH CARME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677818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3558172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30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7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170</text:p>
            <text:p text:style-name="P8"/>
          </table:table-cell>
        </table:table-row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0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1.9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19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56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7/07/2021</text:p>
          </table:table-cell>
          <table:table-cell table:style-name="Tabla2.A3" office:value-type="string">
            <text:p text:style-name="P16">46070064</text:p>
          </table:table-cell>
          <table:table-cell table:style-name="Tabla2.D3" office:value-type="string">
            <text:p text:style-name="P17">56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7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7T23:51:44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